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d6578" officeooo:paragraph-rsid="000d6578"/>
    </style:style>
    <style:style style:name="P2" style:family="paragraph" style:parent-style-name="Standard">
      <style:text-properties fo:language="cs" fo:country="CZ" officeooo:rsid="000f3d2f" officeooo:paragraph-rsid="000f3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e</text:p>
      <text:p text:style-name="P1">Graf</text:p>
      <text:p text:style-name="P2">úplný graf</text:p>
      <text:p text:style-name="P2">Cesta/kružnice</text:p>
      <text:p text:style-name="P1">Minimalní kostra</text:p>
      <text:p text:style-name="P1">Eulerovský průchod/kruřnice</text:p>
      <text:p text:style-name="P2">Hamiltonovská kružnice</text:p>
      <text:p text:style-name="P1"/>
      <text:p text:style-name="P2">TSP</text:p>
      <text:p text:style-name="P2">kombinatorický optimalizační problém</text:p>
      <text:p text:style-name="P2">NP úplný problém</text:p>
      <text:p text:style-name="P2">-důkaz, proč je tsp np</text:p>
      <text:p text:style-name="P2">metrický tsp</text:p>
      <text:p text:style-name="P1"/>
      <text:p text:style-name="P1">Aproximační algoritmus</text:p>
      <text:p text:style-name="P1"/>
      <text:p text:style-name="P1">Algoritmus:</text:p>
      <text:p text:style-name="P1">popis</text:p>
      <text:p text:style-name="P1">pseudokod</text:p>
      <text:p text:style-name="P1">priklad</text:p>
      <text:p text:style-name="P1">příklad, kdy je špatný</text:p>
      <text:p text:style-name="P1">aproximační fakto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4:25:19.692000000</meta:creation-date>
    <dc:date>2022-11-09T15:22:12.996000000</dc:date>
    <meta:editing-duration>PT26M33S</meta:editing-duration>
    <meta:editing-cycles>1</meta:editing-cycles>
    <meta:document-statistic meta:table-count="0" meta:image-count="0" meta:object-count="0" meta:page-count="1" meta:paragraph-count="19" meta:word-count="37" meta:character-count="282" meta:non-whitespace-character-count="264"/>
    <meta:generator>LibreOffice/7.2.1.2$Windows_X86_64 LibreOffice_project/87b77fad49947c1441b67c559c339af8f3517e22</meta:generator>
  </office:meta>
</office:document-meta>
</file>